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"/>
    <style:font-face style:name="monospace" svg:font-family="monospace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font-name="Roboto" fo:font-size="12.75pt" fo:letter-spacing="normal" fo:font-style="normal" fo:font-weight="normal"/>
    </style:style>
    <style:style style:name="P2" style:family="paragraph" style:parent-style-name="Heading_20_4">
      <style:paragraph-properties fo:margin-left="0in" fo:margin-right="0in" fo:margin-top="0.1874in" fo:margin-bottom="0.1354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Roboto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fo:letter-spacing="normal" loext:padding="0in" loext:border="none"/>
    </style:style>
    <style:style style:name="P4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cfd6de" loext:opacity="100%" style:font-name="Roboto" fo:font-size="10.5pt" fo:letter-spacing="normal" fo:font-style="normal" fo:font-weight="normal" loext:padding="0in" loext:border="none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Standard">
      <style:text-properties fo:color="#000000" loext:opacity="100%" officeooo:paragraph-rsid="000f8779"/>
    </style:style>
    <style:style style:name="P7" style:family="paragraph" style:parent-style-name="Preformatted_20_Text">
      <style:text-properties fo:color="#000000" loext:opacity="100%"/>
    </style:style>
    <style:style style:name="P8" style:family="paragraph" style:parent-style-name="Standard">
      <style:text-properties fo:color="#d4d4d4" loext:opacity="100%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198in"/>
      <style:text-properties fo:color="#608b4e" loext:opacity="100%" style:font-name="Droid Sans Mono" fo:font-size="10.5pt" fo:font-weight="normal" fo:background-color="#1e1e1e"/>
    </style:style>
    <style:style style:name="P11" style:family="paragraph" style:parent-style-name="Standard">
      <style:paragraph-properties style:line-height-at-least="0.198in"/>
    </style:style>
    <style:style style:name="T1" style:family="text">
      <style:text-properties style:font-name="Roboto" fo:font-size="14pt" fo:font-style="normal" fo:font-weight="normal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monospace" fo:background-color="#314251" loext:char-shading-value="0"/>
    </style:style>
    <style:style style:name="T4" style:family="text">
      <style:text-properties fo:color="#569cd6" loext:opacity="100%"/>
    </style:style>
    <style:style style:name="T5" style:family="text">
      <style:text-properties fo:color="#dcdcdc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BE 2nd Diagonal</text:h>
      <text:p text:style-name="P4"><text:span text:style-name="T2">Here is the M X N matrix.<text:line-break/><text:line-break/>Please make a function that prints the diagonal access of the matrix with the output values comma-delimited.<text:line-break/><text:line-break/></text:span><text:span text:style-name="T3">1 2 3 4 5<text:line-break/>6 7 8 9 10<text:line-break/>11 12 13 14 15</text:span><text:span text:style-name="T2"><text:line-break/><text:line-break/>The matrix above will be printed as following<text:line-break/><text:line-break/></text:span><text:span text:style-name="T3">1 2 6 11 7 3 4 8 12 13 9 5 10 14 15</text:span></text:p>
      <text:h text:style-name="P2" text:outline-level="4">Examples</text:h>
      <text:p text:style-name="P3"> <text:span text:style-name="T1">["[1, 2]", "[3, 4]"]<text:line-break/>Output: 1, 2, 3, 4 ["[1, 2, 3, 4, 5]", "[6, 7, 8, 9, 10]", "[11, 12, 13, 14, 15]"]<text:line-break/>Output: 1, 2, 6, 11, 7, 3, 4, 8, 12, 13, 9, 5, 10, 14, 15</text:span></text:p>
      <text:p text:style-name="P8"><text:span text:style-name="T4">def</text:span> BE2ndDiagonal<text:span text:style-name="T5">(</text:span>strArr<text:span text:style-name="T5">):</text:span></text:p>
      <text:p text:style-name="P11"/>
      <text:p text:style-name="P10"># code goes here</text:p>
      <text:p text:style-name="P9"><text:span text:style-name="T4">return</text:span> strArr</text:p>
      <text:p text:style-name="P11"/>
      <text:p text:style-name="P10"># keep this function call here </text:p>
      <text:p text:style-name="P9"><text:span text:style-name="T4">print</text:span><text:span text:style-name="T5">(</text:span>BE2ndDiagonal<text:span text:style-name="T5">(</text:span><text:span text:style-name="T4">input</text:span><text:span text:style-name="T5">())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== INPUT ==</text:p>
      <text:p text:style-name="P5">["[1, 2]", "[3, 4]"]</text:p>
      <text:p text:style-name="P5"/>
      <text:p text:style-name="P5">== OUTPUT ==</text:p>
      <text:p text:style-name="P5">['[1, 2]', '[3, 4]']</text:p>
      <text:p text:style-name="P5"/>
      <text:p text:style-name="P5">&lt;&lt; WRONG &gt;&gt;</text:p>
      <text:p text:style-name="P5">&lt;&lt; EXPECTED OUTPUT: 1, 2, 3, 4 &gt;&gt;</text:p>
      <text:p text:style-name="P5"/>
      <text:p text:style-name="P5">== INPUT ==</text:p>
      <text:p text:style-name="P5">["[1, 2, 3, 4, 5]", "[6, 7, 8, 9, 10]", "[11, 12, 13, 14, 15]"]</text:p>
      <text:p text:style-name="P5"/>
      <text:p text:style-name="P5">== OUTPUT ==</text:p>
      <text:p text:style-name="P5">['[1, 2, 3, 4, 5]', '[6, 7, 8, 9, 10]', '[11, 12, 13, 14, 15]']</text:p>
      <text:p text:style-name="P5"/>
      <text:p text:style-name="P5">&lt;&lt; WRONG &gt;&gt;</text:p>
      <text:p text:style-name="P5">&lt;&lt; EXPECTED OUTPUT: 1, 2, 6, 11, 7, 3, 4, 8, 12, 13, 9, 5, 10, 14, 15 &gt;&gt;</text:p>
      <text:p text:style-name="P5"/>
      <text:p text:style-name="P5"/>
      <text:p text:style-name="P7"><text:bookmark text:name="line92"/><text:bookmark text:name="line1"/><text:s text:c="6"/>window.__chalInfo = {"challenge_title_temp":"TEMP_BE 2nd Diagonal","challenge_title":"BE 2nd Diagonal","inputs":["[\"[1, 2]\", \"[3, 4]\"]","[\"[1, 2, 3, 4, 5]\", \"[6, 7, 8, 9, 10]\", \"[11, 12, 13, 14, 15]\"]","[\"[0, 1, 4, 3]\", \"[3, 2, 0, 2]\"]","[\"[4, 2, 3, 4]\", \"[1, 1, 4, 4]\", \"[2, 0, 4, 4]\"]","[\"[4, 2, 3, 4]\", \"[1, 1, 4, 4]\", \"[2, 0, 4, 4]\"]","[\"[4, 2, 3, 4]\", \"[1, 1, 4, 4]\", \"[2, 0, 4, 4]\"]","[\"[4, 2, 3, 4]\", \"[1, 1, 4, 4]\", \"[2, 0, 4, 4]\"]","[\"[4, 2, 3, 4]\", \"[1, 1, 4, 4]\", \"[2, 0, 4, 4]\"]","[\"[4, 2, 3, 4]\", \"[1, 1, 4, 4]\", \"[2, 0, 4, 4]\"]","[\"[4, 2, 3, 4]\", \"[1, 1, 4, 4]\", \"[2, 0, 4, 4]\"]"],"params":["strArr"],"parameter_type":"strArr","editor_type":"algorithm","execute_file":"executeCode.php","language":"Python3"};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5:32:47.018022731</meta:creation-date>
    <dc:date>2022-11-19T05:46:30.175492685</dc:date>
    <meta:editing-duration>PT7M26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2" meta:paragraph-count="22" meta:word-count="312" meta:character-count="1679" meta:non-whitespace-character-count="1377"/>
  </office:meta>
</office:document-meta>
</file>